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258cm"/>
    </style:style>
    <style:style style:name="gr4" style:family="graphic" style:parent-style-name="standard">
      <style:graphic-properties draw:stroke="none" draw:fill="none" fo:min-height="0.4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fill-color="#cfe7e5" draw:textarea-vertical-align="middle"/>
    </style:style>
    <style:style style:name="gr8" style:family="graphic" style:parent-style-name="objectwithoutfill">
      <style:graphic-properties draw:stroke="dash" draw:stroke-dash="Ultrafine_20_Dashed" draw:fill="none" draw:fill-color="#cfe7e5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cfe7e5" draw:textarea-vertical-align="middle"/>
    </style:style>
    <style:style style:name="gr10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fill-color="#cfe7e5" fo:min-height="0.629cm"/>
    </style:style>
    <style:style style:name="gr13" style:family="graphic" style:parent-style-name="objectwithoutfill">
      <style:graphic-properties draw:marker-end="Arrowheads_20_3" draw:marker-end-width="0.3cm" draw:fill="none" draw:fill-color="#cfe7e5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fill-color="#cfe7e5" draw:textarea-vertical-align="middle"/>
    </style:style>
    <style:style style:name="gr15" style:family="graphic" style:parent-style-name="objectwithoutfill">
      <style:graphic-properties draw:stroke="dash" draw:stroke-dash="Dashed_20__28_var_29_" draw:marker-end="Arrowheads_20_3" draw:marker-end-width="0.3cm" draw:fill="none" draw:fill-color="#cfe7e5" draw:textarea-vertical-align="middle"/>
    </style:style>
    <style:style style:name="gr16" style:family="graphic" style:parent-style-name="objectwithoutfill">
      <style:graphic-properties draw:stroke="dash" draw:stroke-dash="_32__20_Dots_20_1_20_Dash" draw:fill="none" draw:fill-color="#cfe7e5" draw:textarea-vertical-align="middle"/>
    </style:style>
    <style:style style:name="gr17" style:family="graphic" style:parent-style-name="objectwithoutfill">
      <style:graphic-properties draw:stroke="dash" draw:stroke-dash="_32__20_Dots_20_1_20_Dash" draw:marker-end="Arrowheads_20_3" draw:marker-end-width="0.3cm" draw:fill="none" draw:fill-color="#cfe7e5" draw:textarea-vertical-align="middle"/>
    </style:style>
    <style:style style:name="gr18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heads_20_2" draw:marker-end="Arrowheads_20_3" draw:marker-end-width="0.3cm" draw:fill="none" draw:fill-color="#cfe7e5" draw:textarea-vertical-align="middle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cm" fo:min-width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style-name="Regular" style:font-pitch="fixed" fo:font-size="28pt" style:font-size-asian="28pt" style:font-size-complex="28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Courier 10 Pitch'" style:font-style-name="Regular" style:font-pitch="fixed"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2.794cm" svg:x="0.762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7.112cm" svg:x="7.112cm" svg:y="0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764cm" svg:height="7.112cm" svg:x="4.318cm" svg:y="9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398cm" svg:height="2.54cm" svg:x="8.382cm" svg:y="17.78cm">
          <text:p text:style-name="P2"><text:span text:style-name="T1">0 0 0 <text:s text:c="2"/>1 2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3.81cm" svg:x="22.86cm" svg:y="3.55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25cm" svg:height="0.878cm" svg:x="2.286cm" svg:y="2.032cm">
          <draw:text-box>
            <text:p text:style-name="P3"><text:span text:style-name="T2">2*22V</text:span></text:p>
          </draw:text-box>
        </draw:frame>
        <draw:frame draw:style-name="gr4" draw:text-style-name="P3" draw:layer="layout" svg:width="2.794cm" svg:height="0.878cm" svg:x="1.016cm" svg:y="3.556cm">
          <draw:text-box>
            <text:p text:style-name="P3"><text:span text:style-name="T3">220V AC</text:span></text:p>
          </draw:text-box>
        </draw:frame>
        <draw:custom-shape draw:style-name="gr1" draw:text-style-name="P1" draw:layer="layout" svg:width="2.54cm" svg:height="2.286cm" svg:x="18.796cm" svg:y="1.016cm">
          <text:p text:style-name="P1">Rot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762cm" svg:y1="1.778cm" svg:x2="4.572cm" svg:y2="4.572cm">
          <text:p/>
        </draw:line>
        <draw:custom-shape draw:style-name="gr1" draw:text-style-name="P3" draw:layer="layout" svg:width="3.81cm" svg:height="2.032cm" svg:x="0.762cm" svg:y="5.08cm">
          <text:p text:style-name="P3">Relay 4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524cm" svg:x="13.208cm" svg:y="0.508cm">
          <text:p text:style-name="P1"><text:span text:style-name="T2">Relay 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524cm" svg:x="13.236cm" svg:y="2.319cm">
          <text:p text:style-name="P1"><text:span text:style-name="T2">Relay 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524cm" svg:x="13.208cm" svg:y="4.064cm">
          <text:p text:style-name="P1"><text:span text:style-name="T2">Relay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524cm" svg:x="8.382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652cm" svg:y="5.8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3.208cm" svg:y1="4.826cm" svg:x2="10.668cm" svg:y2="4.826cm">
          <text:p/>
        </draw:line>
        <draw:line draw:style-name="gr7" draw:text-style-name="P1" draw:layer="layout" svg:x1="13.236cm" svg:y1="3.048cm" svg:x2="10.16cm" svg:y2="3.048cm">
          <text:p/>
        </draw:line>
        <draw:line draw:style-name="gr7" draw:text-style-name="P1" draw:layer="layout" svg:x1="13.208cm" svg:y1="1.27cm" svg:x2="9.398cm" svg:y2="1.27cm">
          <text:p/>
        </draw:line>
        <draw:line draw:style-name="gr7" draw:text-style-name="P1" draw:layer="layout" svg:x1="4.572cm" svg:y1="6.35cm" svg:x2="8.382cm" svg:y2="6.35cm">
          <text:p/>
        </draw:line>
        <draw:line draw:style-name="gr7" draw:text-style-name="P1" draw:layer="layout" svg:x1="10.668cm" svg:y1="4.826cm" svg:x2="10.668cm" svg:y2="5.588cm">
          <text:p/>
        </draw:line>
        <draw:line draw:style-name="gr7" draw:text-style-name="P1" draw:layer="layout" svg:x1="10.16cm" svg:y1="3.048cm" svg:x2="10.16cm" svg:y2="5.588cm">
          <text:p/>
        </draw:line>
        <draw:line draw:style-name="gr8" draw:text-style-name="P1" draw:layer="layout" svg:x1="9.398cm" svg:y1="1.27cm" svg:x2="9.398cm" svg:y2="5.588cm">
          <text:p/>
        </draw:line>
        <draw:line draw:style-name="gr9" draw:text-style-name="P1" draw:layer="layout" svg:x1="4.572cm" svg:y1="3.302cm" svg:x2="7.112cm" svg:y2="3.302cm">
          <text:p/>
        </draw:line>
        <draw:line draw:style-name="gr9" draw:text-style-name="P1" draw:layer="layout" svg:x1="15.748cm" svg:y1="1.27cm" svg:x2="19.304cm" svg:y2="1.27cm">
          <text:p/>
        </draw:line>
        <draw:line draw:style-name="gr9" draw:text-style-name="P1" draw:layer="layout" svg:x1="15.776cm" svg:y1="3.048cm" svg:x2="19.304cm" svg:y2="3.048cm">
          <text:p/>
        </draw:line>
        <draw:custom-shape draw:style-name="gr10" draw:text-style-name="P3" draw:layer="layout" svg:width="3.048cm" svg:height="4.064cm" svg:x="0.762cm" svg:y="10.1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75cm" svg:height="0.878cm" svg:x="1.016cm" svg:y="10.552cm">
          <draw:text-box>
            <text:p text:style-name="P4"><text:span text:style-name="T2">220V AC</text:span></text:p>
          </draw:text-box>
        </draw:frame>
        <draw:frame draw:style-name="gr11" draw:text-style-name="P4" draw:layer="layout" svg:width="2.75cm" svg:height="0.878cm" svg:x="1.06cm" svg:y="8.266cm">
          <draw:text-box>
            <text:p text:style-name="P4"><text:span text:style-name="T2">220V AC</text:span></text:p>
          </draw:text-box>
        </draw:frame>
        <draw:frame draw:style-name="gr12" draw:text-style-name="P3" draw:layer="layout" svg:width="2.665cm" svg:height="0.879cm" svg:x="1.016cm" svg:y="12.954cm">
          <draw:text-box>
            <text:p text:style-name="P3"><text:span text:style-name="T2">12V-/5V-</text:span></text:p>
          </draw:text-box>
        </draw:frame>
        <draw:line draw:style-name="gr7" draw:text-style-name="P1" draw:layer="layout" svg:x1="0.762cm" svg:y1="11.176cm" svg:x2="3.81cm" svg:y2="12.954cm">
          <text:p/>
        </draw:line>
        <draw:line draw:style-name="gr13" draw:text-style-name="P1" draw:layer="layout" svg:x1="3.81cm" svg:y1="13.716cm" svg:x2="4.318cm" svg:y2="13.716cm">
          <text:p/>
        </draw:line>
        <draw:line draw:style-name="gr13" draw:text-style-name="P1" draw:layer="layout" svg:x1="2.54cm" svg:y1="8.266cm" svg:x2="2.54cm" svg:y2="7.112cm">
          <text:p/>
        </draw:line>
        <draw:line draw:style-name="gr13" draw:text-style-name="P1" draw:layer="layout" svg:x1="2.54cm" svg:y1="9.144cm" svg:x2="2.54cm" svg:y2="10.16cm">
          <text:p/>
        </draw:line>
        <draw:line draw:style-name="gr14" draw:text-style-name="P1" draw:layer="layout" svg:x1="2.54cm" svg:y1="5.08cm" svg:x2="2.54cm" svg:y2="4.572cm">
          <text:p/>
        </draw:line>
        <draw:line draw:style-name="gr15" draw:text-style-name="P1" draw:layer="layout" svg:x1="9.906cm" svg:y1="9.906cm" svg:x2="9.906cm" svg:y2="7.366cm">
          <text:p/>
        </draw:line>
        <draw:line draw:style-name="gr16" draw:text-style-name="P1" draw:layer="layout" svg:x1="4.318cm" svg:y1="13.716cm" svg:x2="14.224cm" svg:y2="13.716cm">
          <text:p/>
        </draw:line>
        <draw:line draw:style-name="gr17" draw:text-style-name="P1" draw:layer="layout" svg:x1="14.224cm" svg:y1="13.716cm" svg:x2="14.224cm" svg:y2="7.366cm">
          <text:p/>
        </draw:line>
        <draw:custom-shape draw:style-name="gr18" draw:text-style-name="P1" xml:id="id1" draw:id="id1" draw:layer="layout" svg:width="2.54cm" svg:height="1.524cm" svg:x="18.034cm" svg:y="10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1cm" draw:transform="rotate (-3.11454005018388) translate (20.065cm 11.793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2cm" svg:x="18.343cm" svg:y="11.03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2" draw:id="id2" draw:layer="layout" svg:width="2.032cm" svg:height="1.27cm" svg:x="23.622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3.876cm" svg:y="6.09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762cm" svg:height="0.761cm" draw:transform="rotate (-3.11454005018388) translate (25.42cm 6.857cm)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draw:type="curve" svg:x1="19.304cm" svg:y1="10.668cm" svg:x2="24.638cm" svg:y2="7.112cm" draw:start-shape="id1" draw:start-glue-point="0" draw:end-shape="id2" draw:end-glue-point="2" svg:d="m19304 10668c0-2667 5334-889 5334-3556">
          <text:p/>
        </draw:connector>
        <draw:frame draw:style-name="gr11" draw:text-style-name="P5" draw:layer="layout" svg:width="3.855cm" svg:height="1.673cm" svg:x="23.622cm" svg:y="12.192cm">
          <draw:text-box>
            <text:p text:style-name="P5"><text:span text:style-name="T3">Buttons (5)</text:span></text:p>
            <text:p text:style-name="P5"><text:span text:style-name="T3">&amp; LEDS (4)</text:span></text:p>
          </draw:text-box>
        </draw:frame>
        <draw:line draw:style-name="gr19" draw:text-style-name="P1" draw:layer="layout" svg:x1="21.082cm" svg:y1="12.954cm" svg:x2="23.622cm" svg:y2="12.954cm">
          <text:p/>
        </draw:line>
        <draw:line draw:style-name="gr13" draw:text-style-name="P1" draw:layer="layout" svg:x1="12.7cm" svg:y1="17.018cm" svg:x2="12.7cm" svg:y2="17.78cm">
          <text:p/>
        </draw:line>
        <draw:frame draw:style-name="gr11" draw:text-style-name="P5" draw:layer="layout" svg:width="2.648cm" svg:height="0.962cm" svg:x="24.022cm" svg:y="15.494cm">
          <draw:text-box>
            <text:p text:style-name="P5"><text:span text:style-name="T3">RS-232</text:span></text:p>
          </draw:text-box>
        </draw:frame>
        <draw:line draw:style-name="gr19" draw:text-style-name="P1" draw:layer="layout" svg:x1="21.082cm" svg:y1="16.002cm" svg:x2="23.622cm" svg:y2="16.002cm">
          <text:p/>
        </draw:line>
        <draw:custom-shape draw:style-name="gr20" draw:text-style-name="P1" draw:layer="layout" svg:width="8.128cm" svg:height="3.302cm" svg:x="8.636cm" svg:y="11.938cm">
          <text:p text:style-name="P1">ATmega32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228cm" svg:height="0.806cm" svg:x="24.458cm" svg:y="20.022cm">
          <draw:text-box>
            <text:p text:style-name="P6"><text:span text:style-name="T4">Revision 1.1</text:span></text:p>
          </draw:text-box>
        </draw:frame>
        <draw:custom-shape draw:style-name="gr21" draw:text-style-name="P7" draw:layer="layout" svg:width="2.794cm" svg:height="1.016cm" svg:x="23.251cm" svg:y="4.6cm">
          <text:p text:style-name="P1"><text:span text:style-name="T5">ATmega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2.377cm" svg:height="0.806cm" svg:x="23.531cm" svg:y="3.556cm">
          <draw:text-box>
            <text:p text:style-name="P8"><text:span text:style-name="T5">LSM303</text:span></text:p>
          </draw:text-box>
        </draw:frame>
        <draw:frame draw:style-name="gr11" draw:text-style-name="P8" draw:layer="layout" svg:width="3.017cm" svg:height="0.806cm" svg:x="23.114cm" svg:y="2.496cm">
          <draw:text-box>
            <text:p><text:span text:style-name="T5">@ antenna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2T15:53:58</meta:creation-date>
    <meta:editing-duration>P2DT4H47M31S</meta:editing-duration>
    <meta:editing-cycles>7</meta:editing-cycles>
    <dc:date>2012-05-25T13:31:30</dc:date>
    <meta:generator>LibreOffice/3.4$Linux LibreOffice_project/340m1$Build-1206</meta:generator>
    <meta:print-date>2012-05-25T12:30:45</meta:print-date>
    <meta:document-statistic meta:object-count="77"/>
  </office:meta>
</office:document-meta>
</file>